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style:text-underline-style="none" officeooo:rsid="002119bd" officeooo:paragraph-rsid="0026598e"/>
    </style:style>
    <style:style style:name="P2"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d1a3c" officeooo:paragraph-rsid="001d1a3c"/>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officeooo:rsid="001d1a3c" officeooo:paragraph-rsid="001d1a3c"/>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1d7f29" officeooo:paragraph-rsid="001d7f29"/>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1f4962" officeooo:paragraph-rsid="001f4962"/>
    </style:style>
    <style:style style:name="P6" style:family="paragraph" style:parent-style-name="Standard">
      <style:paragraph-properties fo:text-align="start" style:justify-single-word="false" fo:break-before="page"/>
      <style:text-properties style:font-name="Arial" style:text-underline-style="solid" style:text-underline-width="auto" style:text-underline-color="font-color" officeooo:rsid="0034ad9e" officeooo:paragraph-rsid="0034ad9e"/>
    </style:style>
    <style:style style:name="P7" style:family="paragraph" style:parent-style-name="Standard">
      <style:paragraph-properties fo:text-align="start" style:justify-single-word="false"/>
      <style:text-properties style:font-name="Arial" style:text-underline-style="solid" style:text-underline-width="auto" style:text-underline-color="font-color" officeooo:rsid="0034ad9e" officeooo:paragraph-rsid="0034ad9e"/>
    </style:style>
    <style:style style:name="P8"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34ad9e" officeooo:paragraph-rsid="0034ad9e" style:font-weight-asian="bold" style:font-weight-complex="bold"/>
    </style:style>
    <style:style style:name="P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34e9d7" officeooo:paragraph-rsid="0034e9d7" style:font-weight-asian="bold" style:font-weight-complex="bold"/>
    </style:style>
    <style:style style:name="P10" style:family="paragraph" style:parent-style-name="Standard">
      <style:paragraph-properties fo:text-align="start" style:justify-single-word="false"/>
      <style:text-properties style:font-name="Arial" style:text-underline-style="none" officeooo:rsid="001d7f29" officeooo:paragraph-rsid="001d7f29"/>
    </style:style>
    <style:style style:name="P11" style:family="paragraph" style:parent-style-name="Standard">
      <style:paragraph-properties fo:text-align="start" style:justify-single-word="false"/>
      <style:text-properties style:font-name="Arial" style:text-underline-style="none" officeooo:rsid="001f4962" officeooo:paragraph-rsid="001f4962"/>
    </style:style>
    <style:style style:name="P12" style:family="paragraph" style:parent-style-name="Standard">
      <style:paragraph-properties fo:text-align="start" style:justify-single-word="false"/>
      <style:text-properties style:font-name="Arial" style:text-underline-style="none" officeooo:rsid="002119bd" officeooo:paragraph-rsid="002119bd"/>
    </style:style>
    <style:style style:name="P13" style:family="paragraph" style:parent-style-name="Standard" style:list-style-name="L1">
      <style:paragraph-properties fo:text-align="start" style:justify-single-word="false"/>
      <style:text-properties style:font-name="Arial" style:text-underline-style="none" officeooo:rsid="0034ad9e" officeooo:paragraph-rsid="0034ad9e"/>
    </style:style>
    <style:style style:name="P14" style:family="paragraph" style:parent-style-name="Standard" style:list-style-name="L2">
      <style:paragraph-properties fo:text-align="start" style:justify-single-word="false"/>
      <style:text-properties style:font-name="Arial" style:text-underline-style="none" officeooo:rsid="0034ad9e" officeooo:paragraph-rsid="0034ad9e"/>
    </style:style>
    <style:style style:name="P15" style:family="paragraph" style:parent-style-name="Standard">
      <style:paragraph-properties fo:text-align="start" style:justify-single-word="false"/>
      <style:text-properties style:font-name="Arial" style:text-underline-style="none" officeooo:rsid="0034ad9e" officeooo:paragraph-rsid="0034ad9e"/>
    </style:style>
    <style:style style:name="P16" style:family="paragraph" style:parent-style-name="Standard" style:list-style-name="L3">
      <style:paragraph-properties fo:text-align="start" style:justify-single-word="false"/>
      <style:text-properties style:font-name="Arial" style:text-underline-style="none" officeooo:rsid="0034ad9e" officeooo:paragraph-rsid="0034ad9e"/>
    </style:style>
    <style:style style:name="P17" style:family="paragraph" style:parent-style-name="Standard" style:list-style-name="L2">
      <style:paragraph-properties fo:text-align="start" style:justify-single-word="false"/>
      <style:text-properties style:font-name="Arial" style:text-underline-style="none" officeooo:rsid="0034e9d7" officeooo:paragraph-rsid="0034ad9e"/>
    </style:style>
    <style:style style:name="P18" style:family="paragraph" style:parent-style-name="Standard" style:list-style-name="L3">
      <style:paragraph-properties fo:text-align="start" style:justify-single-word="false"/>
      <style:text-properties style:font-name="Arial" style:text-underline-style="none" officeooo:rsid="0034e9d7" officeooo:paragraph-rsid="0034ad9e"/>
    </style:style>
    <style:style style:name="P19" style:family="paragraph" style:parent-style-name="Standard">
      <style:paragraph-properties fo:text-align="start" style:justify-single-word="false"/>
      <style:text-properties style:font-name="Arial" style:text-underline-style="none" fo:font-weight="bold" officeooo:rsid="0038777d" officeooo:paragraph-rsid="0038777d" style:font-weight-asian="bold" style:font-weight-complex="bold"/>
    </style:style>
    <style:style style:name="P20" style:family="paragraph" style:parent-style-name="Standard">
      <style:paragraph-properties fo:text-align="start" style:justify-single-word="false"/>
      <style:text-properties style:font-name="Arial" style:text-underline-style="none" fo:font-weight="bold" officeooo:rsid="003a223f" officeooo:paragraph-rsid="003a223f" style:font-weight-asian="bold" style:font-weight-complex="bold"/>
    </style:style>
    <style:style style:name="P21" style:family="paragraph" style:parent-style-name="Standard">
      <style:paragraph-properties fo:text-align="start" style:justify-single-word="false"/>
      <style:text-properties style:font-name="Arial" style:text-underline-style="none" officeooo:rsid="0035f4ae" officeooo:paragraph-rsid="0034ad9e"/>
    </style:style>
    <style:style style:name="P22" style:family="paragraph" style:parent-style-name="Standard">
      <style:paragraph-properties fo:text-align="start" style:justify-single-word="false"/>
      <style:text-properties style:font-name="Arial" style:text-underline-style="none" officeooo:rsid="0035f4ae" officeooo:paragraph-rsid="0035f4ae"/>
    </style:style>
    <style:style style:name="P23" style:family="paragraph" style:parent-style-name="Standard">
      <style:paragraph-properties fo:text-align="start" style:justify-single-word="false"/>
      <style:text-properties style:font-name="Arial" officeooo:paragraph-rsid="0021afbd"/>
    </style:style>
    <style:style style:name="P24" style:family="paragraph" style:parent-style-name="Standard">
      <style:paragraph-properties fo:text-align="start" style:justify-single-word="false"/>
      <style:text-properties style:font-name="Arial" officeooo:paragraph-rsid="00221904"/>
    </style:style>
    <style:style style:name="P25" style:family="paragraph" style:parent-style-name="Standard">
      <style:paragraph-properties fo:text-align="start" style:justify-single-word="false"/>
      <style:text-properties style:font-name="Arial" officeooo:paragraph-rsid="0035f4ae"/>
    </style:style>
    <style:style style:name="P26" style:family="paragraph" style:parent-style-name="Standard">
      <style:paragraph-properties fo:text-align="start" style:justify-single-word="false"/>
      <style:text-properties style:font-name="Arial" officeooo:rsid="00221904" officeooo:paragraph-rsid="0021afbd"/>
    </style:style>
    <style:style style:name="P27" style:family="paragraph" style:parent-style-name="Standard">
      <style:paragraph-properties fo:text-align="start" style:justify-single-word="false"/>
      <style:text-properties style:font-name="Arial" officeooo:rsid="0029c904" officeooo:paragraph-rsid="00221904"/>
    </style:style>
    <style:style style:name="P28" style:family="paragraph" style:parent-style-name="Standard">
      <style:paragraph-properties fo:text-align="start" style:justify-single-word="false"/>
      <style:text-properties style:font-name="Arial" officeooo:rsid="002c12bb" officeooo:paragraph-rsid="002c12bb"/>
    </style:style>
    <style:style style:name="P29" style:family="paragraph" style:parent-style-name="Standard">
      <style:paragraph-properties fo:text-align="start" style:justify-single-word="false"/>
      <style:text-properties style:font-name="Arial" officeooo:rsid="00295b95" officeooo:paragraph-rsid="00295b95"/>
    </style:style>
    <style:style style:name="P30" style:family="paragraph" style:parent-style-name="Standard">
      <style:paragraph-properties fo:text-align="start" style:justify-single-word="false"/>
      <style:text-properties style:font-name="Arial" officeooo:rsid="00295b95" officeooo:paragraph-rsid="002ae5ba"/>
    </style:style>
    <style:style style:name="P31" style:family="paragraph" style:parent-style-name="Standard">
      <style:paragraph-properties fo:text-align="start" style:justify-single-word="false"/>
      <style:text-properties style:font-name="Arial" officeooo:rsid="00295b95" officeooo:paragraph-rsid="002c12bb"/>
    </style:style>
    <style:style style:name="P32" style:family="paragraph" style:parent-style-name="Standard">
      <style:paragraph-properties fo:text-align="start" style:justify-single-word="false"/>
      <style:text-properties style:font-name="Arial" officeooo:rsid="002ae5ba" officeooo:paragraph-rsid="002ae5ba"/>
    </style:style>
    <style:style style:name="P33" style:family="paragraph" style:parent-style-name="Standard">
      <style:paragraph-properties fo:text-align="start" style:justify-single-word="false"/>
      <style:text-properties style:font-name="Arial" officeooo:rsid="00342047" officeooo:paragraph-rsid="00342047"/>
    </style:style>
    <style:style style:name="P34" style:family="paragraph" style:parent-style-name="Standard">
      <style:paragraph-properties fo:text-align="start" style:justify-single-word="false"/>
      <style:text-properties style:font-name="Arial" fo:font-style="italic" style:text-underline-style="none" officeooo:rsid="0034ad9e" officeooo:paragraph-rsid="0034ad9e" style:font-style-asian="italic" style:font-style-complex="italic"/>
    </style:style>
    <style:style style:name="T1" style:family="text">
      <style:text-properties officeooo:rsid="002119bd"/>
    </style:style>
    <style:style style:name="T2" style:family="text">
      <style:text-properties style:font-name="Arial"/>
    </style:style>
    <style:style style:name="T3" style:family="text">
      <style:text-properties style:font-name="Arial" style:text-underline-style="none" officeooo:rsid="0021afbd"/>
    </style:style>
    <style:style style:name="T4" style:family="text">
      <style:text-properties style:font-name="Arial" style:text-underline-style="none" fo:font-weight="normal" officeooo:rsid="003a78fe" style:font-weight-asian="normal" style:font-weight-complex="normal"/>
    </style:style>
    <style:style style:name="T5" style:family="text">
      <style:text-properties style:font-name="Arial" officeooo:rsid="00221904"/>
    </style:style>
    <style:style style:name="T6" style:family="text">
      <style:text-properties style:font-name="Arial" officeooo:rsid="00295b95"/>
    </style:style>
    <style:style style:name="T7" style:family="text">
      <style:text-properties style:font-name="Arial" officeooo:rsid="0029c904"/>
    </style:style>
    <style:style style:name="T8" style:family="text">
      <style:text-properties fo:letter-spacing="normal" fo:font-style="normal" style:font-style-asian="normal" style:font-style-complex="normal"/>
    </style:style>
    <style:style style:name="T9" style:family="text">
      <style:text-properties fo:letter-spacing="normal" fo:font-style="normal" officeooo:rsid="0026598e" style:font-style-asian="normal" style:font-style-complex="normal"/>
    </style:style>
    <style:style style:name="T10" style:family="text">
      <style:text-properties officeooo:rsid="002ae5ba"/>
    </style:style>
    <style:style style:name="T11" style:family="text">
      <style:text-properties officeooo:rsid="002c12bb"/>
    </style:style>
    <style:style style:name="T12" style:family="text">
      <style:text-properties officeooo:rsid="002d950d"/>
    </style:style>
    <style:style style:name="T13" style:family="text">
      <style:text-properties officeooo:rsid="0034e9d7"/>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733b9"/>
    </style:style>
    <style:style style:name="T16" style:family="text">
      <style:text-properties officeooo:rsid="00368b12"/>
    </style:style>
    <style:style style:name="T17" style:family="text">
      <style:text-properties officeooo:rsid="003733b9"/>
    </style:style>
    <style:style style:name="T18" style:family="text">
      <style:text-properties officeooo:rsid="003a223f"/>
    </style:style>
    <style:style style:name="T19" style:family="text">
      <style:text-properties fo:font-weight="bold"/>
    </style:style>
    <style:style style:name="T20" style:family="text">
      <style:text-properties style:text-underline-style="none" officeooo:rsid="0021afbd"/>
    </style:style>
    <style:style style:name="T21" style:family="text">
      <style:text-properties style:text-underline-style="none" fo:font-weight="normal" officeooo:rsid="003a78fe" style:font-weight-asian="normal" style:font-weight-complex="normal"/>
    </style:style>
    <style:style style:name="T22" style:family="text">
      <style:text-properties officeooo:rsid="00295b95"/>
    </style:style>
    <style:style style:name="T23" style:family="text">
      <style:text-properties officeooo:rsid="00221904"/>
    </style:style>
    <style:style style:name="T24" style:family="text">
      <style:text-properties officeooo:rsid="0029c904"/>
    </style:style>
    <style:style style:name="T25" style:family="text">
      <style:text-properties style:font-name="Arial"/>
    </style:style>
    <style:style style:name="T26" style:family="text">
      <style:text-properties style:font-name="Arial" fo:letter-spacing="normal" fo:font-style="normal" style:font-style-asian="normal" style:font-style-complex="normal"/>
    </style:style>
    <style:style style:name="T27" style:family="text">
      <style:text-properties style:font-name="Arial" fo:letter-spacing="normal" fo:font-style="normal" officeooo:rsid="0026598e"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ynthèse : numérique et démocratie</text:p>
      <text:p text:style-name="P3"/>
      <text:p text:style-name="P3"/>
      <text:p text:style-name="P4">Étape 1 :</text:p>
      <text:p text:style-name="P4"/>
      <text:p text:style-name="P10">Problématique :</text:p>
      <text:p text:style-name="P10">Qu’elles influencent peut avoir le numérique sur la démocratie ? Pourquoi ?</text:p>
      <text:p text:style-name="P10"/>
      <text:p text:style-name="P10"/>
      <text:p text:style-name="P5">Étape 2 :</text:p>
      <text:p text:style-name="P5"/>
      <text:p text:style-name="P11">Texte 1 : <text:span text:style-name="T1">Réseaux Sociaux ⇒ Algorithme de personnalisation ⇒ Bulle de filtre ⇒ Enfermement ⇒ Polarisation ⇒ Impasse démocratique.</text:span></text:p>
      <text:p text:style-name="P11"/>
      <text:p text:style-name="P1"><text:span text:style-name="T2">Texte 2 : <text:s/></text:span><text:span text:style-name="Emphasis"><text:span text:style-name="T26">En Chine, non seulement le numérique ne sape pas le pouvoir, mais il le conforte </text:span></text:span><text:span text:style-name="Emphasis"><text:span text:style-name="T27">que c’est une dictature.</text:span></text:span></text:p>
      <text:p text:style-name="P12"/>
      <text:p text:style-name="P23"><text:span text:style-name="T20">Texte 3 : </text:span>les <text:span text:style-name="T22">actions faites par le biais des outils numériques accompagnée d’action dans l’espace public favorise la démocratie</text:span></text:p>
      <text:p text:style-name="P26"/>
      <text:p text:style-name="P24"><text:span text:style-name="T23">Texte 4 : </text:span><text:span text:style-name="T24">Le Web pourrait aider la démocratie mais beaucoup d ‘éléments s’y opposent</text:span></text:p>
      <text:p text:style-name="P27"/>
      <text:p text:style-name="P28"><text:span text:style-name="T24">T</text:span>exte 5 : </text:p>
      <text:p text:style-name="P24"/>
      <text:p text:style-name="P24"/>
      <text:p text:style-name="P29">Rapport entre texte 1 et texte 2 :</text:p>
      <text:p text:style-name="P29">Ils se complètent, le numérique ne favorise pas la démocratie</text:p>
      <text:p text:style-name="P29"/>
      <text:p text:style-name="P29">Rapport entre texte 1, texte 2 et texte 3:</text:p>
      <text:p text:style-name="P29">Le texte 3 s’oppose au 2 premier</text:p>
      <text:p text:style-name="P29"/>
      <text:p text:style-name="P30">Rapport entre texte 1, texte 2, texte 3 <text:span text:style-name="T10">et texte 4</text:span>:</text:p>
      <text:p text:style-name="P32">Le texte 4 nuance les trois autres</text:p>
      <text:p text:style-name="P32"/>
      <text:p text:style-name="P31">Rapport entre texte 1, texte 2, texte 3, <text:span text:style-name="T11">texte 4, et texte 5 :</text:span></text:p>
      <text:p text:style-name="P28">Le texte 5 <text:span text:style-name="T12">nuance</text:span> avec le<text:span text:style-name="T12">s</text:span> texte<text:span text:style-name="T12">s</text:span> <text:span text:style-name="T12">1,</text:span>2 <text:span text:style-name="T12">et 4</text:span>, il <text:span text:style-name="T12">contredit le texte 3.</text:span></text:p>
      <text:p text:style-name="P28"/>
      <text:p text:style-name="P28"/>
      <text:p text:style-name="P33">texte 1,2,4,5 ⇒ Danger du numérique</text:p>
      <text:p text:style-name="P33">texte 3 ⇒ Bénéfice du numérique</text:p>
      <text:p text:style-name="P33"/>
      <text:p text:style-name="P33"/>
      <text:p text:style-name="P33"/>
      <text:p text:style-name="P6">Étape 4 :</text:p>
      <text:p text:style-name="P7"/>
      <text:p text:style-name="P8">I) Numérique, aide pour la démocratie</text:p>
      <text:list text:style-name="L1">
        <text:list-item>
          <text:p text:style-name="P13">Internet rassemble les gens et permet soit l’enfermement dans ses certitudes et/ou des menaces pour la démocratie, soit au contraire une aide pour celle-ci</text:p>
          <text:p text:style-name="P13"/>
        </text:list-item>
        <text:list-item>
          <text:p text:style-name="P13">Possible d’influencer les gens par le biais du numérique, dans un sens positif ou négatif</text:p>
        </text:list-item>
      </text:list>
      <text:p text:style-name="P7"/>
      <text:p text:style-name="P34"/>
      <text:p text:style-name="P9">II) Numérique, arme contre la démocratie</text:p>
      <text:p text:style-name="P9"/>
      <text:list xml:id="list3573935033" text:style-name="L2">
        <text:list-item>
          <text:p text:style-name="P14">Les gouvernements tentent de contrôler le web est donc leurs peuples</text:p>
        </text:list-item>
      </text:list>
      <text:p text:style-name="P15"/>
      <text:list xml:id="list145113455581461" text:continue-numbering="true" text:style-name="L2">
        <text:list-item>
          <text:p text:style-name="P14">Surveillance des citoyens rendue plus aisée grâce au numérique qui permet aussi de leur donner davantage du pouvoir</text:p>
          <text:p text:style-name="P14"/>
        </text:list-item>
        <text:list-item>
          <text:p text:style-name="P14">Le numérique engendre des aspirations démocratiques parfois difficiles à concilier avec la réalité</text:p>
          <text:p text:style-name="P14"/>
        </text:list-item>
        <text:list-item>
          <text:p text:style-name="P14">Internet a une influence sur les sociétés, même si ses effet<text:span text:style-name="T13">s</text:span> change<text:span text:style-name="T13">nt</text:span> en fonction de celle-ci</text:p>
          <text:p text:style-name="P14"/>
        </text:list-item>
        <text:list-item>
          <text:p text:style-name="P17">Les réseaux sociaux peuvent amplifier les tensions sociales, permettre l’influence électorale. De ce fait, cela ne concerne pas seulement la vie privée des gens, mais la liberté collective et donc la démocratie</text:p>
        </text:list-item>
      </text:list>
      <text:p text:style-name="P7"/>
      <text:p text:style-name="P7"/>
      <text:p text:style-name="P8">III) Solutions possibles</text:p>
      <text:p text:style-name="P8"/>
      <text:list text:style-name="L3">
        <text:list-item>
          <text:p text:style-name="P18">Les actions numériques (URL) doivent être accompagnées d’action dans la vie réelle (IRL)</text:p>
          <text:p text:style-name="P16"/>
        </text:list-item>
        <text:list-item>
          <text:p text:style-name="P18">Soit il y <text:s/>a une réaction forte pour réorganiser le Web, soit on risque une dystopie numérique</text:p>
        </text:list-item>
      </text:list>
      <text:p text:style-name="P1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4:21:29.872037309</meta:creation-date>
    <dc:date>2023-03-06T14:51:12.127382124</dc:date>
    <meta:editing-duration>PT2H50M57S</meta:editing-duration>
    <meta:editing-cycles>22</meta:editing-cycles>
    <meta:generator>LibreOffice/7.4.4.2$Linux_X86_64 LibreOffice_project/40$Build-2</meta:generator>
    <meta:document-statistic meta:table-count="0" meta:image-count="0" meta:object-count="0" meta:page-count="2" meta:paragraph-count="38" meta:word-count="389" meta:character-count="2194" meta:non-whitespace-character-count="1849"/>
  </office:meta>
</office:document-meta>
</file>